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5-08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5-05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4-10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4-07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4-04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4-01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3-08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3-04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3-02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2-11-0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2-08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2-05-2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2-03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2-02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1-12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1-09-0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1-04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0-11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20-01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9-10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9-07-12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9-04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8-10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8-06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8-04-1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8-02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7-11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7-07-19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7-04-0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6-11-1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6-08-03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6-05-12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6-03-0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5-10-2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5-07-29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5-04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5-02-2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4-10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4-07-09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4-05-0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4-01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3-11-0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3-07-18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3-04-11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3-01-3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2-10-1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2-06-27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2-04-2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2-01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1-10-2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1-07-27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1-04-1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1-01-2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0-10-0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0-07-1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10-01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9-10-0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9-07-0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9-04-0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9-02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8-10-1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8-07-0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8-04-24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8-01-1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7-10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7-08-15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7-06-0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7-04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6-12-1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6-09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6-05-1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6-01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5-10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5-07-1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5-04-0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5-01-1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4-10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4-07-2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4-04-1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4-01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3-10-1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3-07-24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3-04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3-01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2-10-2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2-07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2-04-1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2-01-1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1-10-1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1-07-11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1-04-3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1-01-0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0-10-05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0-08-0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0-06-15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7-03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6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34077151301</text:p>
          </table:table-cell>
          <table:table-cell office:value-type="string" calcext:value-type="string">
            <text:p>52S <text:s/>4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6" meta:object-count="0"/>
    <meta:user-defined meta:name="AppVersion">3.0</meta:user-defined>
  </office:meta>
</office:document-meta>
</file>